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 style:language-asian="none" style:country-asian="none"/>
    </style:style>
    <style:style style:name="P2" style:family="paragraph" style:parent-style-name="Standard" style:list-style-name="WW8Num16">
      <style:paragraph-properties fo:text-align="justify" style:justify-single-word="false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fo:font-weight="bold" style:language-asian="none" style:country-asian="none" style:font-weight-asian="bold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pan text:style-name="T1">1-AIN-360</text:span><text:span text:style-name="T2"> </text:span><text:span text:style-name="T3">Základy umelej inteligencie (1) </text:span>Markošová M.</text:p>
      <text:list xml:id="list33365873" text:style-name="WW8Num16">
        <text:list-item>
          <text:p text:style-name="P2">Agent, PEAS popis agenta, typy jednoduchých agentov, racionálny agent.</text:p>
        </text:list-item>
        <text:list-item>
          <text:p text:style-name="P2">Informovane a neinformované prehľadávanie, heuristiky, hľadanie heuristík.</text:p>
        </text:list-item>
        <text:list-item>
          <text:p text:style-name="P2">Logickí agenti, databáza znalosti, inferenčné algoritmy pre výrokovú databázu znalosti.</text:p>
        </text:list-item>
        <text:list-item>
          <text:p text:style-name="P2">Predikátová databáza znalosti, modus ponens, resolvencia, forward a backward chaining.</text:p>
        </text:list-item>
        <text:list-item>
          <text:p text:style-name="P2">Minimax, alfa beta orezávanie, pre dvoch aj viacerých hráčov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7T13:55:43.02</meta:creation-date>
    <meta:document-statistic meta:table-count="0" meta:image-count="0" meta:object-count="0" meta:page-count="1" meta:paragraph-count="6" meta:word-count="57" meta:character-count="442"/>
    <dc:date>2015-04-27T13:56:07.17</dc:date>
    <meta:editing-duration>PT00H00M24S</meta:editing-duration>
    <meta:editing-cycles>1</meta:editing-cycles>
    <meta:generator>OpenOffice.org/3.2$Win32 OpenOffice.org_project/320m18$Build-9502</meta:generator>
  </office:meta>
</office:document-meta>
</file>